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C0000001EE8812A78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1" style:family="text">
      <style:text-properties fo:color="#ff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ct name : <text:span text:style-name="T1"><text:text-input text:description="">$project.Name</text:text-input></text:span><text:span text:style-name="T1"><text:text-input text:description=""/></text:span></text:p>
      <text:p text:style-name="Standard"><draw:frame draw:style-name="fr1" draw:name="logo" text:anchor-type="paragraph" svg:x="69.96pt" svg:y="18.31pt" svg:width="21pt" svg:height="22.51pt" draw:z-index="0"><draw:image xlink:href="Pictures/100000000000001C0000001EE8812A78.png" xlink:type="simple" xlink:show="embed" xlink:actuate="onLoad"/></draw:frame>Project logo : 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pt" svg:y="0pt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gelo ZERR</meta:initial-creator>
    <meta:creation-date>2011-04-29T21:09:48.26</meta:creation-date>
    <dc:date>2011-07-29T17:26:31.59</dc:date>
    <dc:creator>Angelo ZERR</dc:creator>
    <meta:editing-duration>PT4H35M32S</meta:editing-duration>
    <meta:editing-cycles>3</meta:editing-cycles>
    <meta:generator>LibreOffice/3.3$Win32 LibreOffice_project/330m19$Build-6</meta:generator>
    <meta:document-statistic meta:table-count="0" meta:image-count="1" meta:object-count="0" meta:page-count="1" meta:paragraph-count="2" meta:word-count="7" meta:character-count="44"/>
  </office:meta>
</office:document-meta>
</file>